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646cm" fo:min-width="2.25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5" style:family="graphic" style:parent-style-name="Green_5f_line">
      <style:graphic-properties draw:stroke="none"/>
      <style:paragraph-properties style:writing-mode="lr-tb"/>
    </style:style>
    <style:style style:name="gr6" style:family="graphic" style:parent-style-name="objectwithoutfill">
      <style:graphic-properties svg:stroke-color="#158466" draw:fill="none" draw:textarea-vertical-align="middle"/>
    </style:style>
    <style:style style:name="gr7" style:family="graphic" style:parent-style-name="Green_5f_line">
      <style:graphic-properties draw:textarea-vertical-align="middle" fo:min-height="3.244cm" fo:min-width="4.523cm" style:writing-mode="lr-tb"/>
      <style:paragraph-properties style:writing-mode="lr-tb"/>
    </style:style>
    <style:style style:name="gr8" style:family="graphic" style:parent-style-name="Green_5f_line">
      <style:graphic-properties draw:textarea-vertical-align="middle" fo:min-height="0.461cm" fo:min-width="6.802cm" style:writing-mode="lr-tb"/>
      <style:paragraph-properties style:writing-mode="lr-tb"/>
    </style:style>
    <style:style style:name="gr9" style:family="graphic" style:parent-style-name="Green_5f_line">
      <style:graphic-properties draw:textarea-vertical-align="middle" fo:min-height="0.683cm" fo:min-width="1.608cm" style:writing-mode="lr-tb"/>
      <style:paragraph-properties style:writing-mode="lr-tb"/>
    </style:style>
    <style:style style:name="gr10" style:family="graphic" style:parent-style-name="objectwithoutfill">
      <style:graphic-properties svg:stroke-color="#158466" draw:marker-end="Arrowheads_20_23" draw:marker-end-width="0.3cm" draw:fill="none" draw:textarea-vertical-align="middle"/>
    </style:style>
    <style:style style:name="gr11" style:family="graphic" style:parent-style-name="objectwithoutfill">
      <style:graphic-properties svg:stroke-color="#158466" draw:marker-end="Arrowheads_20_24" draw:marker-end-width="0.3cm" draw:fill="none" draw:textarea-vertical-align="middle"/>
    </style:style>
    <style:style style:name="gr12" style:family="graphic" style:parent-style-name="objectwithoutfill">
      <style:graphic-properties svg:stroke-color="#158466" draw:marker-end="Arrowheads_20_25" draw:marker-end-width="0.3cm" draw:fill="none" draw:textarea-vertical-align="middle"/>
    </style:style>
    <style:style style:name="gr13" style:family="graphic" style:parent-style-name="standard">
      <style:graphic-properties svg:stroke-color="#158466" draw:marker-end="Arrowheads_20_26" draw:marker-end-width="0.305cm" draw:textarea-vertical-align="middle"/>
    </style:style>
    <style:style style:name="gr14" style:family="graphic" style:parent-style-name="objectwithoutfill">
      <style:graphic-properties svg:stroke-color="#158466" draw:marker-end="Arrowheads_20_27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27cm" svg:x="10.037cm" svg:y="9.572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8" draw:id="id8" draw:layer="layout" svg:width="3.048cm" svg:height="1.27cm" svg:x="5.504cm" svg:y="27.035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3.422cm" svg:height="1.346cm" svg:x="9.85cm" svg:y="11.477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3" draw:id="id3" draw:layer="layout" svg:width="4.216cm" svg:height="1.865cm" svg:x="9.453cm" svg:y="13.465cm">
          <text:p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27cm" svg:height="0.317cm" svg:x="13.7cm" svg:y="13.7cm">
          <draw:text-box>
            <text:p>нет</text:p>
          </draw:text-box>
        </draw:frame>
        <draw:frame draw:style-name="gr5" draw:layer="layout" svg:width="0.953cm" svg:height="0.317cm" svg:x="8.62cm" svg:y="13.7cm">
          <draw:text-box>
            <text:p>да</text:p>
          </draw:text-box>
        </draw:frame>
        <draw:connector draw:style-name="gr6" draw:text-style-name="P2" draw:layer="layout" draw:type="line" svg:x1="11.561cm" svg:y1="10.842cm" svg:x2="11.561cm" svg:y2="11.477cm" draw:start-shape="id1" draw:start-glue-point="6" draw:end-shape="id2" draw:end-glue-point="5" svg:d="M11561 10842v635" svg:viewBox="0 0 1 636">
          <text:p/>
        </draw:connector>
        <draw:connector draw:style-name="gr6" draw:text-style-name="P2" draw:layer="layout" draw:type="line" svg:x1="11.561cm" svg:y1="12.823cm" svg:x2="11.561cm" svg:y2="13.465cm" draw:start-shape="id2" draw:start-glue-point="8" draw:end-shape="id3" draw:end-glue-point="4" svg:d="M11561 12823v642" svg:viewBox="0 0 1 643">
          <text:p/>
        </draw:connector>
        <draw:custom-shape draw:style-name="gr7" draw:text-style-name="P1" xml:id="id4" draw:id="id4" draw:layer="layout" svg:width="8.255cm" svg:height="3.493cm" svg:x="2.9cm" svg:y="15.881cm">
          <text:p>Вывод:</text:p>
          <text:p/>
          <text:p text:style-name="P3">echo %PROCESSOR_ARCHITECTURE%</text:p>
          <text:p text:style-name="P3">echo %PROCESSOR_LEVEL%</text:p>
          <text:p text:style-name="P3">ver</text:p>
          <text:p text:style-name="P3">echo %COMPUTERNAME%</text:p>
          <text:p text:style-name="P3">echo %USERNAME%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xml:id="id6" draw:id="id6" draw:layer="layout" svg:width="7.302cm" svg:height="0.711cm" svg:x="12.43cm" svg:y="18.703cm">
          <text:p>del %1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7.302cm" svg:height="0.711cm" svg:x="12.426cm" svg:y="21.244cm">
          <text:p>echo %PROCESSOR_LEVEL% &gt;&gt; %1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7.302cm" svg:height="0.711cm" svg:x="12.426cm" svg:y="22.59cm">
          <text:p>ver &gt;&gt; %1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7.302cm" svg:height="0.711cm" svg:x="12.426cm" svg:y="23.86cm">
          <text:p>echo %COMPUTERNAME% &gt;&gt; %1 </text:p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7.302cm" svg:height="0.711cm" svg:x="12.425cm" svg:y="25.13cm">
          <text:p>echo %USERNAME%&gt;&gt; %1</text:p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4.216cm" svg:height="1.865cm" svg:x="13.973cm" svg:y="15.922cm">
          <text:p>exist %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7" draw:id="id7" draw:layer="layout" svg:width="7.302cm" svg:height="0.711cm" svg:x="12.426cm" svg:y="19.974cm">
          <text:p>echo %PROCESSOR_ARCHITECTURE% &gt;&gt; %1</text:p>
          <draw:enhanced-geometry svg:viewBox="0 0 21600 21600" draw:type="rectangle" draw:enhanced-path="M 0 0 L 21600 0 21600 21600 0 21600 0 0 Z N"/>
        </draw:custom-shape>
        <draw:frame draw:style-name="gr5" draw:layer="layout" svg:width="0.953cm" svg:height="0.317cm" svg:x="16.239cm" svg:y="17.827cm">
          <draw:text-box>
            <text:p>да</text:p>
          </draw:text-box>
        </draw:frame>
        <draw:frame draw:style-name="gr5" draw:layer="layout" svg:width="1.27cm" svg:height="0.317cm" svg:x="12.747cm" svg:y="16.239cm">
          <draw:text-box>
            <text:p>нет</text:p>
          </draw:text-box>
        </draw:frame>
        <draw:connector draw:style-name="gr10" draw:text-style-name="P2" draw:layer="layout" svg:x1="9.453cm" svg:y1="14.398cm" svg:x2="7.028cm" svg:y2="15.881cm" draw:start-shape="id3" draw:start-glue-point="5" draw:end-shape="id4" draw:end-glue-point="5" svg:d="M9453 14398h-2425v1483" svg:viewBox="0 0 2426 1484">
          <text:p/>
        </draw:connector>
        <draw:connector draw:style-name="gr11" draw:text-style-name="P2" draw:layer="layout" svg:x1="13.669cm" svg:y1="14.398cm" svg:x2="16.081cm" svg:y2="15.922cm" draw:start-shape="id3" draw:start-glue-point="7" draw:end-shape="id5" draw:end-glue-point="4" svg:d="M13669 14398h2412v1524" svg:viewBox="0 0 2413 1525">
          <text:p/>
        </draw:connector>
        <draw:connector draw:style-name="gr12" draw:text-style-name="P2" draw:layer="layout" draw:type="line" svg:x1="16.081cm" svg:y1="17.787cm" svg:x2="16.081cm" svg:y2="18.703cm" draw:start-shape="id5" draw:start-glue-point="6" draw:end-shape="id6" draw:end-glue-point="0" svg:d="M16081 17787v916" svg:viewBox="0 0 1 917">
          <text:p/>
        </draw:connector>
        <draw:connector draw:style-name="gr13" draw:text-style-name="P4" draw:layer="layout" draw:line-skew="-0.452cm" svg:x1="13.973cm" svg:y1="16.855cm" svg:x2="12.426cm" svg:y2="20.329cm" draw:start-shape="id5" draw:start-glue-point="5" draw:end-shape="id7" draw:end-glue-point="3" svg:d="M13973 16855h-2500v3474h953" svg:viewBox="0 0 2501 3475">
          <text:p/>
        </draw:connector>
        <draw:connector draw:style-name="gr6" draw:text-style-name="P2" draw:layer="layout" draw:type="line" svg:x1="7.028cm" svg:y1="19.374cm" svg:x2="7.028cm" svg:y2="27.035cm" draw:start-shape="id4" draw:start-glue-point="8" draw:end-shape="id8" draw:end-glue-point="4" svg:d="M7028 19374v7661" svg:viewBox="0 0 1 7662">
          <text:p/>
        </draw:connector>
        <draw:connector draw:style-name="gr6" draw:text-style-name="P2" draw:layer="layout" draw:type="line" svg:x1="16.077cm" svg:y1="20.685cm" svg:x2="16.077cm" svg:y2="21.244cm" draw:start-shape="id7" draw:start-glue-point="2" draw:end-shape="id9" draw:end-glue-point="0" svg:d="M16077 20685v559" svg:viewBox="0 0 1 560">
          <text:p/>
        </draw:connector>
        <draw:connector draw:style-name="gr6" draw:text-style-name="P2" draw:layer="layout" draw:type="line" svg:x1="16.077cm" svg:y1="21.955cm" svg:x2="16.077cm" svg:y2="22.59cm" draw:start-shape="id9" draw:start-glue-point="2" draw:end-shape="id10" draw:end-glue-point="0" svg:d="M16077 21955v635" svg:viewBox="0 0 1 636">
          <text:p/>
        </draw:connector>
        <draw:connector draw:style-name="gr6" draw:text-style-name="P2" draw:layer="layout" draw:type="line" svg:x1="16.077cm" svg:y1="23.301cm" svg:x2="16.077cm" svg:y2="23.86cm" draw:start-shape="id10" draw:start-glue-point="2" draw:end-shape="id11" draw:end-glue-point="0" svg:d="M16077 23301v559" svg:viewBox="0 0 1 560">
          <text:p/>
        </draw:connector>
        <draw:connector draw:style-name="gr6" draw:text-style-name="P2" draw:layer="layout" draw:type="line" svg:x1="16.077cm" svg:y1="24.571cm" svg:x2="16.076cm" svg:y2="25.13cm" draw:start-shape="id11" draw:start-glue-point="2" draw:end-shape="id12" draw:end-glue-point="0" svg:d="M16077 24571l-1 559" svg:viewBox="0 0 2 560">
          <text:p/>
        </draw:connector>
        <draw:connector draw:style-name="gr6" draw:text-style-name="P2" xml:id="id13" draw:id="id13" draw:layer="layout" draw:type="line" svg:x1="16.076cm" svg:y1="25.841cm" svg:x2="16.074cm" svg:y2="26.454cm" draw:start-shape="id12" draw:start-glue-point="2" svg:d="M16076 25841l-2 613" svg:viewBox="0 0 3 614">
          <text:p/>
        </draw:connector>
        <draw:connector draw:style-name="gr14" draw:text-style-name="P2" draw:layer="layout" draw:type="line" svg:x1="16.074cm" svg:y1="26.454cm" svg:x2="7.033cm" svg:y2="26.447cm" draw:start-shape="id13" draw:start-glue-point="3" svg:d="M16074 26454l-9041-7" svg:viewBox="0 0 9042 8">
          <text:p/>
        </draw:connector>
        <draw:connector draw:style-name="gr6" draw:text-style-name="P2" draw:layer="layout" draw:type="line" svg:x1="16.081cm" svg:y1="19.414cm" svg:x2="16.077cm" svg:y2="19.974cm" draw:start-shape="id6" draw:start-glue-point="2" draw:end-shape="id7" draw:end-glue-point="0" svg:d="M16081 19414l-4 560" svg:viewBox="0 0 5 5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20T20:48:16.018000000</dc:date>
    <meta:editing-duration>PT8H57M33S</meta:editing-duration>
    <meta:editing-cycles>54</meta:editing-cycles>
    <meta:document-statistic meta:object-count="30"/>
  </office:meta>
</office:document-meta>
</file>